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7689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465in" fo:break-before="auto" style:use-optimal-row-height="fals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9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9" table:number-rows-spanned="1">
            <text:p>Reporte de Tareas Realizada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Desarrollador:</text:p>
          </table:table-cell>
          <table:table-cell table:style-name="ce14" office:value-type="string" calcext:value-type="string" table:number-columns-spanned="3" table:number-rows-spanned="1">
            <text:p>Carlos Bedon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string" calcext:value-type="string">
            <text:p>Tiempo Trabajado:</text:p>
          </table:table-cell>
          <table:table-cell table:style-name="ce14" office:value-type="string" calcext:value-type="string" table:number-columns-spanned="3" table:number-rows-spanned="1">
            <text:p>98 horas y6 un minuto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string" calcext:value-type="string">
            <text:p>Período:</text:p>
          </table:table-cell>
          <table:table-cell table:style-name="ce14" office:value-type="string" calcext:value-type="string" table:number-columns-spanned="3" table:number-rows-spanned="1">
            <text:p>Octubre 2024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>
            <text:p>Descripción de Tareas, Módulos realizados en el periodo:</text:p>
          </table:table-cell>
          <table:table-cell table:style-name="ce3" table:number-columns-repeated="8"/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22" office:value-type="string" calcext:value-type="string">
            <text:p>Tarea/Módulo</text:p>
          </table:table-cell>
          <table:table-cell table:style-name="ce22" office:value-type="string" calcext:value-type="string" table:number-columns-spanned="3" table:number-rows-spanned="1">
            <text:p>Porcentaje de avance al inicio del período</text:p>
          </table:table-cell>
          <table:covered-table-cell table:style-name="ce23"/>
          <table:covered-table-cell table:style-name="ce24"/>
          <table:table-cell table:style-name="ce22" office:value-type="string" calcext:value-type="string">
            <text:p>Porcentaje de avance al final del período</text:p>
          </table:table-cell>
          <table:table-cell table:style-name="ce22" office:value-type="string" calcext:value-type="string" table:number-columns-spanned="4" table:number-rows-spanned="1">
            <office:annotation draw:style-name="gr1" draw:text-style-name="P2" svg:width="6.3862in" svg:height="0.3752in" svg:x="6.6035in" svg:y="2.1512in" draw:caption-point-x="5.2516in" draw:caption-point-y="-0.3189in">
              <dc:date>2024-11-04T00:00:00</dc:date>
              <text:p text:style-name="P1"><text:span text:style-name="T1">Llenar solo para Tareas/Módulos que no se hayan completado en el período. </text:span></text:p>
            </office:annotation>
            <text:p>Descripción del Estado de Avance</text:p>
          </table:table-cell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5">
          <table:table-cell table:style-name="ce27" office:value-type="string" calcext:value-type="string">
            <text:p>Pruebas UnitariasChoferes EBF Modulo Transportes. Test Views, Models, Filter, Forms.</text:p>
          </table:table-cell>
          <table:table-cell table:style-name="ce40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0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6">
          <table:table-cell table:style-name="ce27" office:value-type="string" calcext:value-type="string">
            <text:p>Pruebas UnitariasCamiones EBF Modulo Transportes. Test Views, Models, Filter, Forms.</text:p>
          </table:table-cell>
          <table:table-cell table:style-name="ce40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0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6">
          <table:table-cell table:style-name="ce27" office:value-type="string" calcext:value-type="string">
            <text:p><text:span text:style-name="T2">Pruebas Unitarias Empre4sa Transporte Modulo Transportes. Test Views, Models, Filter, Forms, Urls</text:span>.</text:p>
          </table:table-cell>
          <table:table-cell table:style-name="ce40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0" office:value-type="percentage" office:value="1" calcext:value-type="percentage">
            <text:p>100%</text:p>
          </table:table-cell>
          <table:table-cell table:style-name="ce27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6">
          <table:table-cell table:style-name="ce27" office:value-type="string" calcext:value-type="string">
            <text:p><text:span text:style-name="T2">Pruebas Unitarias Camiones Exportadores Modulo Transportes. Test Views, Models, Filter, Forms, Urls</text:span>.</text:p>
          </table:table-cell>
          <table:table-cell table:style-name="ce40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0" office:value-type="percentage" office:value="1" calcext:value-type="percentage">
            <text:p>100%</text:p>
          </table:table-cell>
          <table:table-cell table:style-name="ce26" table:number-columns-spanned="4" table:number-rows-spanned="1"/>
          <table:covered-table-cell table:number-columns-repeated="2" table:style-name="ce47"/>
          <table:covered-table-cell table:style-name="ce52"/>
          <table:table-cell table:number-columns-repeated="1015"/>
        </table:table-row>
        <table:table-row table:style-name="ro7">
          <table:table-cell table:style-name="ce27" office:value-type="string" calcext:value-type="string">
            <text:p><text:span text:style-name="T3">Modulo Usuario Externo. Test Views, Models, Filter, Forms, Urls</text:span>.</text:p>
          </table:table-cell>
          <table:table-cell table:style-name="ce40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40" office:value-type="percentage" office:value="0.8" calcext:value-type="percentage">
            <text:p>80%</text:p>
          </table:table-cell>
          <table:table-cell table:style-name="ce26" table:number-columns-spanned="4" table:number-rows-spanned="1"/>
          <table:covered-table-cell table:number-columns-repeated="2"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27"/>
          <table:table-cell table:style-name="ce40" table:number-columns-spanned="3" table:number-rows-spanned="1"/>
          <table:covered-table-cell table:style-name="ce23"/>
          <table:covered-table-cell table:style-name="ce24"/>
          <table:table-cell table:style-name="ce40"/>
          <table:table-cell table:style-name="ce26" table:number-columns-spanned="4" table:number-rows-spanned="1"/>
          <table:covered-table-cell table:number-columns-repeated="2" table:style-name="ce47"/>
          <table:covered-table-cell table:style-name="ce52"/>
          <table:table-cell table:number-columns-repeated="1015"/>
        </table:table-row>
        <table:table-row table:style-name="ro3">
          <table:table-cell table:style-name="ce6"/>
          <table:table-cell table:style-name="ce16" table:number-columns-repeated="4"/>
          <table:table-cell table:style-name="ce6" table:number-columns-repeated="4"/>
          <table:table-cell table:number-columns-repeated="1015"/>
        </table:table-row>
        <table:table-row table:style-name="ro3" table:number-rows-repeated="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2" office:value-type="string" calcext:value-type="string">
            <office:annotation draw:style-name="gr2" draw:text-style-name="P2" svg:width="3.9457in" svg:height="0.7012in" svg:x="1.9606in" svg:y="8.3012in" draw:caption-point-x="-0.1602in" draw:caption-point-y="-0.3193in">
              <dc:date>2024-11-04T00:00:00</dc:date>
              <text:p text:style-name="P1"><text:span text:style-name="T1">Para los módulos en desarrollo incluir el branch donde se evidencie el avance mencionado en la tabla anterior. </text:span></text:p>
              <text:p text:style-name="P1"><text:span text:style-name="T1">No marcar ningún checkbox ya que aún no hay ningún entregable terminado de la Tarea o Módulo. </text:span></text:p>
            </office:annotation>
            <text:p>Entregables:</text:p>
          </table:table-cell>
          <table:table-cell table:style-name="ce3" table:number-columns-repeated="8"/>
          <table:table-cell table:number-columns-repeated="1015"/>
        </table:table-row>
        <table:table-row table:style-name="ro3">
          <table:table-cell table:style-name="ce7"/>
          <table:table-cell table:style-name="ce3" table:number-columns-repeated="8"/>
          <table:table-cell table:number-columns-repeated="1015"/>
        </table:table-row>
        <table:table-row table:style-name="ro8">
          <table:table-cell table:style-name="ce22" office:value-type="string" calcext:value-type="string" table:number-columns-spanned="1" table:number-rows-spanned="2">
            <office:annotation draw:style-name="gr3" draw:text-style-name="P2" svg:width="3.9457in" svg:height="1.1677in" svg:x="1.9606in" svg:y="8.6843in" draw:caption-point-x="-0.1602in" draw:caption-point-y="-0.3193in">
              <dc:date>2024-11-04T00:00:00</dc:date>
              <text:p text:style-name="P1"><text:span text:style-name="T1">Por buenas practicas, los PR deben ser máximo de 10 a 15 archivos (abra casos en los que sean mas ya sea por los archivos _init_.py o alguna otra razón). En ese caso tener un PR no necesariamente significa finalizar un módulo. Estos casos se pueden identificar colocando el nombre de la Tarea como 'tarea/lo_que_hace_el_pr. <text:s text:c="2"/>Por ejemplo, Ecuapass DAES/crear_formulario</text:span></text:p>
            </office:annotation>
            <text:p>Tarea/Módulo</text:p>
          </table:table-cell>
          <table:table-cell table:style-name="ce17" office:value-type="string" calcext:value-type="string" table:number-columns-spanned="8" table:number-rows-spanned="1">
            <text:p>Entregables</text:p>
          </table:table-cell>
          <table:covered-table-cell table:number-columns-repeated="6" table:style-name="ce23"/>
          <table:covered-table-cell table:style-name="ce24"/>
          <table:table-cell table:number-columns-repeated="1015"/>
        </table:table-row>
        <table:table-row table:style-name="ro4">
          <table:covered-table-cell table:style-name="ce8"/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Unit Tests</text:p>
          </table:table-cell>
          <table:table-cell table:style-name="ce18" office:value-type="string" calcext:value-type="string">
            <text:p>e2e Tests</text:p>
          </table:table-cell>
          <table:table-cell table:style-name="ce25" office:value-type="string" calcext:value-type="string">
            <office:annotation draw:style-name="gr4" draw:text-style-name="P2" svg:width="5.9327in" svg:height="0.9165in" svg:x="5.9063in" svg:y="8.8803in" draw:caption-point-x="-0.1602in" draw:caption-point-y="-0.3189in">
              <dc:date>2024-11-04T00:00:00</dc:date>
              <text:p text:style-name="P1"><text:span text:style-name="T1">PR de módulos terminados. </text:span></text:p>
              <text:p text:style-name="P1"><text:span text:style-name="T1">Branch de módulos en desarrollo. </text:span></text:p>
            </office:annotation>
            <text:p>PR / Branch</text:p>
          </table:table-cell>
          <table:table-cell table:style-name="ce18" office:value-type="string" calcext:value-type="string">
            <text:p>Docs</text:p>
          </table:table-cell>
          <table:table-cell table:style-name="ce25" office:value-type="string" calcext:value-type="string">
            <text:p>Docs URL</text:p>
          </table:table-cell>
          <table:table-cell table:style-name="ce18" office:value-type="string" calcext:value-type="string">
            <text:p>User Docs</text:p>
          </table:table-cell>
          <table:table-cell table:style-name="ce25" office:value-type="string" calcext:value-type="string">
            <text:p>User Docs URL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Transportes-Choferes EBF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paises/" xlink:type="simple">http://127.0.0.1:8000/mantenimiento/geo_info/paises/</text:a>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Transportes-Camiones EBF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aeropuertos/" xlink:type="simple">http://127.0.0.1:8000/mantenimiento/geo_info/aeropuertos/</text:a>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Transportes-Emp trnasport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acuerdo_arancelario/" xlink:type="simple">http://127.0.0.1:8000/mantenimiento/geo_info/acuerdo_arancelario/</text:a>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Transportes-Choferes Expoortadore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ciudades/" xlink:type="simple">http://127.0.0.1:8000/mantenimiento/geo_info/ciudades/</text:a>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Transportes-Camiones Exportadore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exportadores/exportadores" xlink:type="simple">http://127.0.0.1:8000/mantenimiento/exportadores/exportadores</text:a>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Modulo Usuario Externo. Test Views, Models, Filter, Forms, Urls.</text:p>
          </table:table-cell>
          <table:table-cell table:number-columns-repeated="2"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7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exportadores/compradores" xlink:type="simple">http://127.0.0.1:8000/mantenimiento/exportadores/compradores</text:a></text:p>
          </table:table-cell>
          <table:table-cell table:number-columns-repeated="1015"/>
        </table:table-row>
        <table:table-row table:style-name="ro8" table:number-rows-repeated="2">
          <table:table-cell table:style-name="ce10"/>
          <table:table-cell table:style-name="ce19" table:number-columns-repeated="3"/>
          <table:table-cell table:style-name="ce27"/>
          <table:table-cell table:style-name="ce19"/>
          <table:table-cell table:style-name="ce27"/>
          <table:table-cell table:style-name="ce19"/>
          <table:table-cell table:style-name="ce28"/>
          <table:table-cell table:number-columns-repeated="1015"/>
        </table:table-row>
        <table:table-row table:style-name="ro8" table:number-rows-repeated="2">
          <table:table-cell table:style-name="ce10"/>
          <table:table-cell table:style-name="ce20" table:number-columns-repeated="3"/>
          <table:table-cell table:style-name="ce27"/>
          <table:table-cell table:style-name="ce20"/>
          <table:table-cell table:style-name="ce27"/>
          <table:table-cell table:style-name="ce20"/>
          <table:table-cell table:style-name="ce28"/>
          <table:table-cell table:number-columns-repeated="1015"/>
        </table:table-row>
        <table:table-row table:style-name="ro9">
          <table:table-cell table:style-name="ce11" table:number-columns-spanned="9" table:number-rows-spanned="6"/>
          <table:covered-table-cell table:number-columns-repeated="7" table:style-name="ce21"/>
          <table:covered-table-cell table:style-name="ce29"/>
          <table:table-cell table:number-columns-repeated="1015"/>
        </table:table-row>
        <table:table-row table:style-name="ro9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9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9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9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9">
          <table:covered-table-cell table:style-name="ce13"/>
          <table:covered-table-cell table:number-columns-repeated="7" table:style-name="ce47"/>
          <table:covered-table-cell table:style-name="ce5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5T11:24:40.321107975</dc:date>
    <meta:editing-duration>PT49M22S</meta:editing-duration>
    <meta:editing-cycles>4</meta:editing-cycles>
    <meta:generator>LibreOffice/7.3.7.2$Linux_X86_64 LibreOffice_project/30$Build-2</meta:generator>
    <meta:document-statistic meta:table-count="1" meta:cell-count="80" meta:object-count="0"/>
  </office:meta>
</office:document-meta>
</file>